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paragraph-properties fo:line-height="200%"/>
      <style:text-properties fo:font-size="12pt" fo:font-weight="normal" style:font-size-asian="12pt" style:font-weight-asian="normal" style:font-size-complex="12pt" style:font-weight-complex="normal"/>
    </style:style>
    <style:style style:name="P2" style:family="paragraph" style:parent-style-name="Text_20_body">
      <style:paragraph-properties fo:line-height="200%" fo:text-align="start" style:justify-single-word="false"/>
      <style:text-properties style:font-name="Arial"/>
    </style:style>
    <style:style style:name="P3" style:family="paragraph" style:parent-style-name="Standard">
      <style:paragraph-properties fo:line-height="200%"/>
      <style:text-properties style:font-name="Arial"/>
    </style:style>
    <style:style style:name="P4" style:family="paragraph" style:parent-style-name="Standard">
      <style:paragraph-properties fo:line-height="200%" fo:text-align="end" style:justify-single-word="false"/>
      <style:text-properties style:font-name="Arial"/>
    </style:style>
    <style:style style:name="P5" style:family="paragraph" style:parent-style-name="Standard">
      <style:paragraph-properties fo:line-height="200%" fo:text-align="center" style:justify-single-word="false"/>
      <style:text-properties style:font-name="Arial"/>
    </style:style>
    <style:style style:name="P6" style:family="paragraph" style:parent-style-name="Standard">
      <style:paragraph-properties fo:line-height="200%"/>
      <style:text-properties style:font-name="Arial"/>
    </style:style>
    <style:style style:name="P7" style:family="paragraph" style:parent-style-name="Standard">
      <style:paragraph-properties fo:line-height="200%" fo:text-align="center" style:justify-single-word="false"/>
      <style:text-properties style:font-name="Arial"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200%"/>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font-name="Arial"/>
    </style:style>
    <style:style style:name="T8" style:family="text">
      <style:text-properties style:font-name="Arial"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cques Uber</text:p>
      <text:p text:style-name="P4">BB331</text:p>
      <text:p text:style-name="P4">Term Paper</text:p>
      <text:p text:style-name="P4">10/14/2012</text:p>
      <text:p text:style-name="P5"/>
      <text:p text:style-name="P5">Genetic Patents</text:p>
      <text:p text:style-name="P3"/>
      <text:p text:style-name="P3">Under the oversight of politicians, the U.S. Patent act defines a patent as a novel, useful, and non-obvious tool that can be used to help an expert in a particular field (Lewis, 2012). Patents in the US usually last for 20 years (Meek, 2000) and during this span of time, the owner of a patent can prevent any competitor from using the patented technology in new inventions. Patents are important because they protect the initial investment of resources an inventor makes and allows them to solely benefit from their initial efforts, which usually means benefiting economically. But what about patenting a gene? Genetic patents are <text:bookmark text:name="taw"/>susceptible to all the same restrictions and rules of normal patents. But, does patenting a Gene only protect the economic return of investment of a business or does it have a hidden effect on society? The knowledge of a gene can be the difference between life and death for some individual's as genetic information can be used to, research, test and cure disease. Patents that regulate the widespread use of useful genetic information will impede on science's ability to leverage new genetic information during disease research and treatment. Whether it's testing for the absence of a specific gene like the BRCA1 and BRCA2 genes or inserting an isolated gene to neutralize a disease, genetic patents are economically valuable and this paper will demonstrate how corporations are exploiting their value for capital gains at the indirect expense of society's health. This paper also speculates at whether entities known as 'Patent Trolls' are becoming a threat to innovation in genetic research like they have become to <text:soft-page-break/>software start-ups.</text:p>
      <text:p text:style-name="P3"/>
      <text:p text:style-name="P3">Scientist have been patenting natural substances for over 100 years (Shpoonkle, 1911). Our patent law has extended to include patents on modern medicine, which can involve the modification of the DNA in bacteria to patenting genetically modified foods. Patenting genes that are part of human DNA are a more recent trend and are fundamentally different than patenting something like a bacteria's DNA. <text:s/>The first court case dealing with genetic patents was in 1979, Diamond vs. Chakrabarty. The case was concerned with whether or not it was possible to patent a living organism, specifically if you can patent a <text:span text:style-name="T6">genetically modified</text:span> organism. The court ruled that a living human-made micro-organism is subject matter that can be patented (United States Supreme Court, 1980). In today's (2012) genetic fields this ruling is too vague to current genetic patents because it does not address the patenting of a subset of an organisms DNA.</text:p>
      <text:p text:style-name="P3"/>
      <text:p text:style-name="P3">A new development in genetic patents came in March 2009 when the ACLU sued the US patent office and Myriad genetics over genetic patents related to the BRCA1 and BRCA2 breast cancer tests. This case addressed whether a specific gene sequence could be patented and also questioned whether a person could patent a method of diagnostic using an existing natural gene (That is a gene that exists naturally and hasn't been mutated with foreign engineering). In 2012 a decision was made and a key guideline was set by a ruling of a Washington D.C. Federal court: Myriad <text:span text:style-name="T4">can</text:span> patent isolated DNA sequences that exist inside the human body but Myriad <text:span text:style-name="T4">cannot</text:span> patent an innovative diagnostic technique. These were guidelines based on a specific case involving Myriad's BRCA1 and BRCA2 cancer tests, but the court rulings are expected to be applied to a broader range of future genetic patent court cases (Brown, 2012). One main consequence of the ruling is that medical labs that have the <text:soft-page-break/>medical technology to administer the tests will continue to be banned from give the test to new patients. With any woman who is missing their BRCA1 and BRCA2 genes having an %85 chance of getting breast cancer and a %50 chance of getting ovarian cancer, prohibiting a capable lab or clinic from administering the BCRA1 and BRCA2 tests could potentially lower the number of women who are getting tested. Also, any chance of a woman who has already tested positive getting a second opinion is impossible with Myriad holding exclusive rights to the BRCA1 and BRCA2 genes.</text:p>
      <text:p text:style-name="P3"/>
      <text:p text:style-name="P3">Another criticism of Myriad Genetics has been the cost at which they provide BRCA1 and BRCA2 tests (Langreth, 2012). After Myriad lost the method portion of the suite, they increased the cost of their test (Conley, 2011). which currently is around $3000 for a complete test for the missing BRCA1 and BRCA2 genes (Pollack, 2011). In comparison, Oxford University is proposing to sequence an entire human genome for under $1000 (Hallam, 2012). This difference in price should show that Myriad seems to be <text:s/>overcharging for sequencing only part of an individual's genome. Myriad is able to charge any amount they want because they have a strict monopoly on who can preform the test. Having a patent on a useful gene is highly profitable.</text:p>
      <text:p text:style-name="P3"/>
      <text:p text:style-name="P3">Genetic patents give a patent owner exclusive rights to any technology using the patent and these exclusive rights hurts society. Corporations <text:span text:style-name="T4">will</text:span> take the opportunity to hold exclusive rights to a lifesaving medical procedure that involves patented information; Myriad's use of it's BRCA1 and BRCA2 patents is an example and a warning of this sort of money-fueled behavior. Also, exclusive patents could prevent a patient from getting a second opinion on the results of a medical diagnostic test.</text:p>
      <text:p text:style-name="P2"/>
      <text:p text:style-name="P2"><text:soft-page-break/>Companies that exist solely to own and charge for patents exist and are called Patent Trolls. Pattent Trolls are already notorious in the software world for buying a company for the sole purpose of using it's intellectual property to sue another company. Recently, Oracle Corporation (known for it's database and enterprise software solutions) bought Sun Microsystems, the original developer of Java, a popular programming language. Prior to Oracle's purchase of Sun, the search giant Google used Java in it's mobile operating system Android. Shortly after Oracle acquired Sun, Oracle sued Google over allegedly infringing on it's Java patents. A BBC report estimated that patent trolls in the U.S. have ran up $29 Billion in legal fees and related costs (BBC, 2012). Fundamentally, software is very analogous to genes; where a Gene is made up of a series of four base pairs (A, G, C, and T) and software is just a sequence of zeros and ones. Ironically, the exploiting of patents by patent trolls has been shown to hurt innovation (Masnick, 2012). This is completely orthogonal to the original purpose of a patent, to protect innovation.</text:p>
      <text:p text:style-name="P2"/>
      <text:p text:style-name="P2">Patent trolls are starting to appear in the field of genetics and are hindering science's access to the most cutting edge genetic information. An example of such a troll is the Australian medical diagnostic company Genetic Technologies (GTG). GTG has teamed up with law firms in the US to enforce some of their non-coding DNA patents and plan to sue genetic research labs in the US and possibly Europe (Bushell-Embling, 2012). Genetic research labs are the source of new cures and diagnostic techniques for treating disease, and society is negatively impacted when these labs cannot progress medical science due to hindering patents. All resource spent fighting an alleged patent violation are resources not spent on research that could save human lives. Traditionally, patents are an invaluable mechanism for protecting a corporations initial return on investment. Allowing scientist who produce economically fruitful <text:soft-page-break/>patents to use the monies gained by the patent to do more research. In the case of genetic patents, the value of a patent is usually calculated by how much someone like a drug company can charge for the treatments created using the patented gene. This is a good way to reward innovation, but what GTG is doing is not helping to fuel advances in genetic research.</text:p>
      <text:p text:style-name="P2"/>
      <text:p text:style-name="P2">In the U.S., patents do not last forever and will expire after being active for 20 years. This is a natural way for a patented technology to become part of the public domain and be beneficial to anyone at no cost. Whether or not their handling of their monopoly on the BRCA tests is morally 'right', Myriad's exclusive patent rights expire in 2018 [4] and It's very likely that the cost of the BRCA1 and BRCA2 tests will come down dramatically once the patents expire. In a sense Myriad's patents are deserved; Myriad itself invested the initial effort into the BRCA tests and developed the technologies to bring the tests to the public. Furthermore, Myriad allowed, and even encouraged, other organizations to use the genes that they patented in their own research as long as the research didn't use the patented gene to generate profit (Myriad Genetics). This allowed Myriad to benefit from their initial investment while allowing other researchers to benefit from their scientific discoveries. What patent trolls are doing is very different to what Myriad did. A patent troll is usually not involved in the initial research but is instead only present after the initial technology has been created.</text:p>
      <text:p text:style-name="P2"/>
      <text:p text:style-name="P2">Today, there are a lot of genetic patents on genes in the human body. The 'DNA Patent Database' is a web-accessible vault of already patented genes [6]. Gene's that are in this database are owned by a person or a company and theoretically if one of those genes was proven to be useful the company or individual who owned the gene could charge for it's use <text:soft-page-break/>(this is essentially what a patent troll does). This hurts researchers because it limits the number of tools scientists have while doing research.</text:p>
      <text:p text:style-name="P2"/>
      <text:p text:style-name="P2">There are other current examples of companies acting as patent trolls. The Alzheimer's Institute of America (AIA) bought a 1995 patent from Michael Mullan that covered a gene sequence known as the 'Swedish Gene'. The gene is used to cause early onset Alzheimers in lab mice which then can be used as a model to study the disease. In 2012 AIA filed suit against Jackson Laboratory and others on the grounds that they are improperly profiting from the patent they own. <text:s/>A lot of scientific resources (money) will need to be allocated to fight this lawsuit and these resources (money) could have be used to further Alzheimers research (Hayden, 2012). If AIA wins the suite and stop labs from using the gene, any progress that would have been enabled by the gene carrying mice would be lost. Society benefits from advances made in research labs like Jackson Laboratory. Slowing the work of these labs by forcing them to fight patent law suites indirectly takes away from research that could help dampen the effects of Alzheimer's on society. Alzheimer's is a disease that doesn't have a cure and better treatments for it still need to be developed. Going after Labs that are looking for these cures and treatments because they are using a technology that isn't a cure in itself is only slowing progress.</text:p>
      <text:p text:style-name="P2"/>
      <text:p text:style-name="P2">One positive side effect of restricting which patented genes a third party lab can use in their research is forcing labs to expand their research topics. If a certain patent prohibits the inquiry into a field of genetics because it blocks access to a specific gene, a lab with research money would be forced to focus their research on newer more novel areas of research. This could lead to new discoveries in disease research but it could also lead to a wide breadth of <text:soft-page-break/>research which wouldn't yield any useful results.</text:p>
      <text:p text:style-name="P2"/>
      <text:p text:style-name="P2">In the future, more people will be able to sequence their Genomes because the cost and time it takes to sequence your genome is improving exponentially (Westerstrand, 2012). This means that it's very likely that every human will be able to know their full genome. Having your complete set of genetic information will be useless if you can't analyze your own DNA. To analyze DNA you will need to know what purpose genes serve, it can be hypothesized that patents might restrict the information that people can use when identifying specific genes in their genome.</text:p>
      <text:p text:style-name="P2"/>
      <text:p text:style-name="P2">Patents are important but they can also be used inappropriately. Patent trolls will use a patent to gain economically even when the patented gene is being used to develop life saving cures and treatments to diseases like Alzheimer's. We should do everything possible to stop frivolous patents from slowing critical research but make sure that patents can still be used to protect innovation and inspire businesses to risk investment in disease and cancer research. Patents can also limit what techniques and technologies that laboratories can utilize when doing research on new cures and treatments for disease. Patents have a limiting effect on third party research that could lead to useful scientific and medical results. In general, we should be wary of patents that regulate the widespread use of useful genetic information. These limiting patents will make accessing technology harder when fighting new diseases and this has an effect on society's health.</text:p>
      <text:p text:style-name="P2"/>
      <text:p text:style-name="P3"/>
      <text:p text:style-name="P7"><text:soft-page-break/>Work Cited</text:p>
      <text:p text:style-name="P8"><text:span text:style-name="T1">Lewis, R. (2012, April 3). Are Patents Doomed? Retrieved November 27, 2012. From <text:tab/>Scientific America <text:s/></text:span><text:a xlink:type="simple" xlink:href="http://blogs.scientificamerican.com/guest-blog/2012/04/03/are-dna-"><text:span text:style-name="T1">http://blogs.scientificamerican.com/guest-blog/2012/04/03/are-dna-</text:span></text:a><text:a xlink:type="simple" xlink:href="http://blogs.scientificamerican.com/guest-blog/2012/04/03/are-dna-patents-doomed/"><text:span text:style-name="T1"><text:tab/>patents-doomed/</text:span></text:a><text:span text:style-name="T1">.</text:span></text:p>
      <text:p text:style-name="P3"/>
      <text:p text:style-name="P8"><text:span text:style-name="T1">Brown, E. (2012, August 17). Q &amp; A on Myriad decision: DNA patent upheld, process not. <text:tab/>Retrieved November 20, 2012. From LA Times <text:tab/></text:span><text:a xlink:type="simple" xlink:href="http://articles.latimes.com/2012/aug/17/news/la-heb-myriad-breast-cancer-patent-q-a-"><text:span text:style-name="T1">http://articles.latimes.com/2012/aug/17/news/la-heb-myriad-breast-cancer-patent-q-a-</text:span></text:a><text:a xlink:type="simple" xlink:href="http://articles.latimes.com/2012/aug/17/news/la-heb-myriad-breast-cancer-patent-q-a-20120817"><text:span text:style-name="T1"><text:tab/>20120817</text:span></text:a><text:span text:style-name="T1">.</text:span></text:p>
      <text:p text:style-name="P3"/>
      <text:p text:style-name="P8"><text:span text:style-name="T1">Conley, J et al. (2011, March 1). How will Myriad Respond To The Next Generation of BRCA <text:tab/>Testing? Retrieved November 20, 2012. From Genomics Law Report <text:tab/></text:span><text:a xlink:type="simple" xlink:href="http://www.genomicslawreport.com/index.php/2011/03/01/how-will-myriad-respond-to-"><text:span text:style-name="T1">http://www.genomicslawreport.com/index.php/2011/03/01/how-will-myriad-respond-to-</text:span></text:a><text:a xlink:type="simple" xlink:href="http://www.genomicslawreport.com/index.php/2011/03/01/how-will-myriad-respond-to-the-next-generation-of-brca-testing/"><text:span text:style-name="T1"><text:tab/>the-next-generation-of-brca-testing/</text:span></text:a><text:span text:style-name="T1">.</text:span></text:p>
      <text:p text:style-name="P3"/>
      <text:p text:style-name="P8"><text:span text:style-name="T1">Pollack, A. (2011, August 24). Despite Gene Patent Victory, Myriad Genetics Face <text:tab/>Challenges. Retrieved November 20, 2012. From The New York Times</text:span><text:a xlink:type="simple" xlink:href="http://www.nytimes.com/2011/08/25/business/despite-gene-patent-victory-myriad-genetics-faces-challenges.html?pagewanted=all&amp;_r=0"><text:span text:style-name="T1"> <text:tab/></text:span></text:a><text:a xlink:type="simple" xlink:href="http://www.nytimes.com/2011/08/25/business/despite-gene-patent-victory-myriad-"><text:span text:style-name="T1">http://www.nytimes.com/2011/08/25/business/despite-gene-patent-victory-myriad-</text:span></text:a><text:a xlink:type="simple" xlink:href="http://www.nytimes.com/2011/08/25/business/despite-gene-patent-victory-myriad-genetics-faces-challenges.html?pagewanted=all&amp;_r=0"><text:span text:style-name="T1"><text:tab/>genetics-faces-challenges.html?pagewanted=all&amp;_r=0</text:span></text:a><text:span text:style-name="T1">.</text:span></text:p>
      <text:p text:style-name="P3"/>
      <text:p text:style-name="P8"><text:span text:style-name="T1">Hallam, K. (2012, </text:span><text:span text:style-name="Citation"><text:span text:style-name="T1">Feb 17). </text:span></text:span><text:span text:style-name="T1">Oxford Nanopore to Sell Tiny DNA Sequencer. Rerieved <text:tab/>November 21, 2012. From </text:span><text:a xlink:type="simple" xlink:href="http://www.bloomberg.com/news/2012-02-17/oxford-"><text:span text:style-name="T1">http://www.bloomberg.com/news/2012-02-17/oxford-</text:span></text:a><text:a xlink:type="simple" xlink:href="http://www.bloomberg.com/news/2012-02-17/oxford-nanopore-plans-portable-gene-sequencing-device.htm"><text:span text:style-name="T1"><text:tab/>nanopore-plans-portable-gene-sequencing-device.htm</text:span></text:a><text:span text:style-name="T1">l.</text:span></text:p>
      <text:p text:style-name="P3"/>
      <text:p text:style-name="P8"><text:span text:style-name="T1">DNA Patent Database. (n. d.). Retrieved November 20, 2012. From </text:span><text:soft-page-break/><text:span text:style-name="T1"><text:tab/></text:span><text:a xlink:type="simple" xlink:href="http://dnapatents.georgetown.edu/"><text:span text:style-name="T1">http://dnapatents.georgetown.edu/</text:span></text:a><text:span text:style-name="T1">.</text:span></text:p>
      <text:p text:style-name="P3"><text:span text:style-name="T1"/></text:p>
      <text:p text:style-name="P8"><text:span text:style-name="T1">Masnick, M. (2012, Sep 17). Patent Trolls Cause Serious Problems for Startups. Retrieved <text:tab/>Novemeber 21, 2012. From <text:tab/></text:span><text:a xlink:type="simple" xlink:href="http://www.techdirt.com/articles/20120915/01425620391/patent-trolls-causing-serious-"><text:span text:style-name="T1">http://www.techdirt.com/articles/20120915/01425620391/patent-trolls-causing-serious-</text:span></text:a><text:a xlink:type="simple" xlink:href="http://www.techdirt.com/articles/20120915/01425620391/patent-trolls-causing-serious-problems-startups.shtml"><text:span text:style-name="T1"><text:tab/>problems-startups.shtml</text:span></text:a><text:span text:style-name="T1">.</text:span></text:p>
      <text:p text:style-name="P3"/>
      <text:p text:style-name="P3"/>
      <text:p text:style-name="P8"><text:span text:style-name="T1">Hayden, C. (2011, April 5). Patent Dispute Threatens US Alzheimer's Reasearch. Retrieved <text:tab/>November 21, 2012. From <text:tab/></text:span><text:a xlink:type="simple" xlink:href="http://www.nature.com/news/2011/110405/full/472020a.html"><text:span text:style-name="T1">http://www.nature.com/news/2011/110405/full/472020a.html</text:span></text:a><text:span text:style-name="T1">.</text:span></text:p>
      <text:h text:style-name="P1" text:outline-level="1"><text:span text:style-name="T1">BBC. (2012, June 29). 'Patent trolls' cost other US bodies $29bn last year, says study. <text:tab/>Retrieved November 19, 2012. From </text:span><text:a xlink:type="simple" xlink:href="http://www.bbc.co.uk/news/technology-18598559"><text:span text:style-name="T1">http://www.bbc.co.uk/news/technology-18598559</text:span></text:a><text:span text:style-name="T1">.</text:span></text:h>
      <text:p text:style-name="P3"/>
      <text:p text:style-name="P8"><text:span text:style-name="T1">United States Supreme Court. Diamond, Commissioner of Patents and Trademarks v. <text:tab/>Chakrabarty. (1980, June 16). From </text:span><text:a xlink:type="simple" xlink:href="http://digital-law-online.info/cases/206PQ193.htm"><text:span text:style-name="T1">http://digital-law-online.info/cases/206PQ193.htm</text:span></text:a><text:span text:style-name="T1">.</text:span></text:p>
      <text:p text:style-name="P3"><text:s/></text:p>
      <text:p text:style-name="P8"><text:span text:style-name="T1">Shpoonkle. (n.d). Suit for Patent Infingement. Retrieved November 20, 2012. From <text:tab/></text:span><text:a xlink:type="simple" xlink:href="http://www.shpoonkle.com/en/briefs?keyed=Parke-Davis-Co-v-H-K-Mulford-Co"><text:span text:style-name="T1">http://www.shpoonkle.com/en/briefs?keyed=Parke-Davis-Co-v-H-K-Mulford-Co</text:span></text:a><text:span text:style-name="T1">.</text:span></text:p>
      <text:p text:style-name="P3"/>
      <text:p text:style-name="P8"><text:span text:style-name="Citation"><text:span text:style-name="T1">Langreth, R. (2012, September 9). Retrieved November 19, 2012. From Bloomberg</text:span></text:span></text:p>
      <text:p text:style-name="P3"><text:span text:style-name="T1"><text:tab/></text:span><text:a xlink:type="simple" xlink:href="http://www.bloomberg.com/news/2012-09-10/fumbled-dna-tests-mean-peril-for-breast-"><text:span text:style-name="T1">http://www.bloomberg.com/news/2012-09-10/fumbled-dna-tests-mean-peril-for-breast-</text:span></text:a><text:a xlink:type="simple" xlink:href="http://www.bloomberg.com/news/2012-09-10/fumbled-dna-tests-mean-peril-for-breast-cancer-patients.html"><text:span text:style-name="T1"><text:tab/>cancer-patients.html</text:span></text:a></text:p>
      <text:p text:style-name="P3"/>
      <text:p text:style-name="P3"><text:soft-page-break/></text:p>
      <text:p text:style-name="P3"><text:span text:style-name="Teletype"><text:span text:style-name="T8">Myriad genetics: In the eye of the policy storm</text:span></text:span><text:span text:style-name="Teletype"><text:span text:style-name="T1">. Montreal, Canada: The Innovation <text:tab/>Parternship. Retrieved from http://www.ipadvocate.org/studies/pdfs/3.0d_Myriad <text:tab/>Genetics.pdf</text:span></text:span></text:p>
      <text:p text:style-name="P3"/>
      <text:p text:style-name="P3"><text:span text:style-name="Teletype"><text:span text:style-name="T1">Meek, J. (2000, November 15). Beginner's guide to gene patents. . Retrieved from <text:tab/></text:span></text:span><text:a xlink:type="simple" xlink:href="http://www.guardian.co.uk/science/2000/nov/15/genetics.theissuesexplained"><text:span text:style-name="Teletype"><text:span text:style-name="T1">http://www.guardian.co.uk/science/2000/nov/15/genetics.theissuesexplained</text:span></text:span></text:a></text:p>
      <text:p text:style-name="P3"><text:span text:style-name="Teletype"><text:span text:style-name="T1"/></text:span></text:p>
      <text:p text:style-name="P3"><text:span text:style-name="Teletype"><text:span text:style-name="T1">Bushell-Embling , B. (2012, 08 31). Gtg launches new patent infringement suit. </text:span></text:span><text:span text:style-name="Teletype"><text:span text:style-name="T8">Life Scientist</text:span></text:span><text:span text:style-name="Teletype"><text:span text:style-name="T1">. <text:tab/>Retrieved from </text:span></text:span><text:a xlink:type="simple" xlink:href="http://www.lifescientist.com.au/article/435210/gtg"><text:span text:style-name="Teletype"><text:span text:style-name="T1">http://www.lifescientist.com.au/article/435210/gtg</text:span></text:span></text:a><text:span text:style-name="Teletype"><text:span text:style-name="T1"> <text:tab/>_launches_new_patent_infringement_suit/</text:span></text:span></text:p>
      <text:p text:style-name="P3"/>
      <text:p text:style-name="P3"><text:span text:style-name="Teletype"><text:span text:style-name="T1"/></text:span></text:p>
      <text:p text:style-name="P3"><text:span text:style-name="Teletype"><text:span text:style-name="T1">Wetterstrand, K. (2012, January 25). Dna sequencing costs [Web log message]. Retrieved <text:tab/>from http://www.genome.gov/sequencingcosts/</text:span></text:span></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Devanagari" style:font-size-complex="2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Lohit Devanagari"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12T15:34:22</meta:creation-date>
    <dc:date>2012-11-27T21:29:29</dc:date>
    <meta:editing-duration>PT5H20M54S</meta:editing-duration>
    <meta:editing-cycles>10</meta:editing-cycles>
    <meta:generator>LibreOffice/3.4$Unix LibreOffice_project/340m1$Build-502</meta:generator>
    <dc:creator>Jacques Uber</dc:creator>
    <meta:document-statistic meta:table-count="0" meta:image-count="0" meta:object-count="0" meta:page-count="10" meta:paragraph-count="37" meta:word-count="2424" meta:character-count="15904" meta:non-whitespace-character-count="13488"/>
  </office:meta>
</office:document-meta>
</file>